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1-21_10-59-09_000.jpg</text:p>
          </table:table-cell>
          <table:table-cell table:style-name="ce13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23 E-139-34-49.87</text:p>
          </table:table-cell>
          <table:table-cell table:style-name="ce2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1-21_11-50-38_000.jpg</text:p>
          </table:table-cell>
          <table:table-cell table:style-name="ce16" office:value-type="string">
            <text:p>:m 1*1 RES / free# S87DP9 記事読み / K7T5 (tor) / イラン、レーダーシステム；テヘラン空港；ウクライナ機</text:p>
          </table:table-cell>
          <table:table-cell table:style-name="ce3"/>
          <table:table-cell table:style-name="ce3"/>
          <table:table-cell table:style-name="ce3" office:value-type="string">
            <text:p>N-35-35-28.78 E-139-34-49.82</text:p>
          </table:table-cell>
          <table:table-cell table:style-name="ce29" table:formula="of:=IF([.E3]=&quot;&quot;;[.C3];CONCATENATE([.C3];&quot; / &quot;;[.E3]))" office:value-type="string" office:string-value=":m 1*1 RES / free# S87DP9 記事読み / K7T5 (tor) / イラン、レーダーシステム；テヘラン空港；ウクライナ機">
            <text:p>:m 1*1 RES / free# S87DP9 記事読み / K7T5 (tor) / イラン、レーダーシステム；テヘラン空港；ウクライナ機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1-21_15-10-08_000.jpg</text:p>
          </table:table-cell>
          <table:table-cell table:style-name="ce16" office:value-type="string">
            <text:p>:m 1-4*4 RES / 245 / 『古典場から量子場への道』　高橋康 / p.119</text:p>
          </table:table-cell>
          <table:table-cell table:style-name="ce28"/>
          <table:table-cell table:style-name="ce3"/>
          <table:table-cell table:style-name="ce3" office:value-type="string">
            <text:p>N-35-35-28.61 E-139-34-49.38</text:p>
          </table:table-cell>
          <table:table-cell table:style-name="ce29" table:formula="of:=IF([.E4]=&quot;&quot;;[.C4];CONCATENATE([.C4];&quot; / &quot;;[.E4]))" office:value-type="string" office:string-value=":m 1-4*4 RES / 245 / 『古典場から量子場への道』　高橋康 / p.119">
            <text:p>:m 1-4*4 RES / 245 / 『古典場から量子場への道』　高橋康 / p.1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1-21_16-08-33_000.jpg</text:p>
          </table:table-cell>
          <table:table-cell table:style-name="ce16" office:value-type="string">
            <text:p>:m 1-2*2 RES / 245 / 『現代韓国を知るための６０章』　石坂浩一、福島みのり、編著 / p.112</text:p>
          </table:table-cell>
          <table:table-cell table:style-name="ce20"/>
          <table:table-cell table:style-name="ce3"/>
          <table:table-cell table:style-name="ce3" office:value-type="string">
            <text:p>N-35-35-29.05 E-139-34-49.49</text:p>
          </table:table-cell>
          <table:table-cell table:style-name="ce29" table:formula="of:=IF([.E5]=&quot;&quot;;[.C5];CONCATENATE([.C5];&quot; / &quot;;[.E5]))" office:value-type="string" office:string-value=":m 1-2*2 RES / 245 / 『現代韓国を知るための６０章』　石坂浩一、福島みのり、編著 / p.112">
            <text:p>:m 1-2*2 RES / 245 / 『現代韓国を知るための６０章』　石坂浩一、福島みのり、編著 / p.11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1-21_17-00-54_000.jpg</text:p>
          </table:table-cell>
          <table:table-cell table:style-name="ce16" office:value-type="string">
            <text:p>:m 1-4*4 RES / 245 / 『教室では教えない植物の話』　岩波洋造 / p.170</text:p>
          </table:table-cell>
          <table:table-cell table:style-name="ce20"/>
          <table:table-cell table:style-name="ce3"/>
          <table:table-cell table:style-name="ce3" office:value-type="string">
            <text:p>N-35-35-28.42 E-139-34-49.71</text:p>
          </table:table-cell>
          <table:table-cell table:style-name="ce29" table:formula="of:=IF([.E6]=&quot;&quot;;[.C6];CONCATENATE([.C6];&quot; / &quot;;[.E6]))" office:value-type="string" office:string-value=":m 1-4*4 RES / 245 / 『教室では教えない植物の話』　岩波洋造 / p.170">
            <text:p>:m 1-4*4 RES / 245 / 『教室では教えない植物の話』　岩波洋造 / p.170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1-21_17-45-42_000.png</text:p>
          </table:table-cell>
          <table:table-cell table:style-name="ce16" office:value-type="string">
            <text:p>:m music / gt / score-compi / eigen / f-102 / patt-1</text:p>
          </table:table-cell>
          <table:table-cell table:style-name="ce13"/>
          <table:table-cell table:style-name="ce3"/>
          <table:table-cell table:style-name="ce3"/>
          <table:table-cell table:style-name="ce29" table:formula="of:=IF([.E7]=&quot;&quot;;[.C7];CONCATENATE([.C7];&quot; / &quot;;[.E7]))" office:value-type="string" office:string-value=":m music / gt / score-compi / eigen / f-102 / patt-1">
            <text:p>:m music / gt / score-compi / eigen / f-102 / patt-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21_18-40-04_000.jpg</text:p>
          </table:table-cell>
          <table:table-cell table:style-name="ce16" office:value-type="string">
            <text:p>:m music / log / gt / || s.1:f-102,patt,patt-3(1).n,score+,ch.A;D,t.55,R=1,R=2 || s.2:et-6,patt,patt-29(1)-1.n,t.75,score~,t.85,R=2 || s.3:et-6,r,patt-30(1),t.90,score+,R=3</text:p>
          </table:table-cell>
          <table:table-cell table:style-name="ce14"/>
          <table:table-cell table:style-name="ce3"/>
          <table:table-cell table:style-name="ce3" office:value-type="string">
            <text:p>N-35-35-28.67 E-139-34-49.38</text:p>
          </table:table-cell>
          <table:table-cell table:style-name="ce29" table:formula="of:=IF([.E8]=&quot;&quot;;[.C8];CONCATENATE([.C8];&quot; / &quot;;[.E8]))" office:value-type="string" office:string-value=":m music / log / gt / || s.1:f-102,patt,patt-3(1).n,score+,ch.A;D,t.55,R=1,R=2 || s.2:et-6,patt,patt-29(1)-1.n,t.75,score~,t.85,R=2 || s.3:et-6,r,patt-30(1),t.90,score+,R=3">
            <text:p>:m music / log / gt / || s.1:f-102,patt,patt-3(1).n,score+,ch.A;D,t.55,R=1,R=2 || s.2:et-6,patt,patt-29(1)-1.n,t.75,score~,t.85,R=2 || s.3:et-6,r,patt-30(1),t.90,score+,R=3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1-21_19-18-46_000.jpg</text:p>
          </table:table-cell>
          <table:table-cell table:style-name="ce14" office:value-type="string">
            <text:p>:m :i 1*1 / visual arts / ３枚の絵；３区画に切り分け；重ねる</text:p>
          </table:table-cell>
          <table:table-cell table:style-name="ce14"/>
          <table:table-cell table:style-name="ce3"/>
          <table:table-cell table:style-name="ce3" office:value-type="string">
            <text:p>N-35-35-28.82 E-139-34-49.43</text:p>
          </table:table-cell>
          <table:table-cell table:style-name="ce29" table:formula="of:=IF([.E9]=&quot;&quot;;[.C9];CONCATENATE([.C9];&quot; / &quot;;[.E9]))" office:value-type="string" office:string-value=":m :i 1*1 / visual arts / ３枚の絵；３区画に切り分け；重ねる">
            <text:p>:m :i 1*1 / visual arts / ３枚の絵；３区画に切り分け；重ねる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1-21_21-08-21_000.jpg</text:p>
          </table:table-cell>
          <table:table-cell table:style-name="ce16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33 E-139-34-49.65</text:p>
          </table:table-cell>
          <table:table-cell table:style-name="ce29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1-22_02-08-31_000.jpg</text:p>
          </table:table-cell>
          <table:table-cell table:style-name="ce14" office:value-type="string">
            <text:p>:m other / log / 寝る前　ウェブ閲覧　記録　（for オナニー） / 実施</text:p>
          </table:table-cell>
          <table:table-cell table:style-name="ce14"/>
          <table:table-cell table:style-name="ce3"/>
          <table:table-cell table:style-name="ce3" office:value-type="string">
            <text:p>N-35-35-28.53 E-139-34-49.82</text:p>
          </table:table-cell>
          <table:table-cell table:style-name="ce29" table:formula="of:=IF([.E11]=&quot;&quot;;[.C11];CONCATENATE([.C11];&quot; / &quot;;[.E11]))" office:value-type="string" office:string-value=":m other / log / 寝る前　ウェブ閲覧　記録　（for オナニー） / 実施">
            <text:p>:m other / log / 寝る前　ウェブ閲覧　記録　（for オナニー） / 実施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1-22_09-30-10_000.jpg</text:p>
          </table:table-cell>
          <table:table-cell table:style-name="ce16" office:value-type="string">
            <text:p>:m :PHOTO 起きた時刻 / 2019</text:p>
          </table:table-cell>
          <table:table-cell table:style-name="ce15"/>
          <table:table-cell table:style-name="ce3"/>
          <table:table-cell table:style-name="ce3" office:value-type="string">
            <text:p>N-35-35-28.2 E-139-34-49.32</text:p>
          </table:table-cell>
          <table:table-cell table:style-name="ce29" table:formula="of:=IF([.E12]=&quot;&quot;;[.C12];CONCATENATE([.C12];&quot; / &quot;;[.E12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07-08_13-53-48.m4a</text:p>
          </table:table-cell>
          <table:table-cell table:style-name="ce6" office:value-type="string">
            <text:p>:VOICE-MEMO / @自室 / 記録 / guitar,gt / g-2018-0708-1 / phraseOfToday,k.G,R=1</text:p>
          </table:table-cell>
          <table:table-cell table:style-name="ce16"/>
          <table:table-cell table:style-name="ce3"/>
          <table:table-cell table:style-name="ce3"/>
          <table:table-cell table:style-name="ce29" table:formula="of:=IF([.E13]=&quot;&quot;;[.C13];CONCATENATE([.C13];&quot; / &quot;;[.E13]))" office:value-type="string" office:string-value=":VOICE-MEMO / @自室 / 記録 / guitar,gt / g-2018-0708-1 / phraseOfToday,k.G,R=1">
            <text:p>:VOICE-MEMO / @自室 / 記録 / guitar,gt / g-2018-0708-1 / phraseOfToday,k.G,R=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07-08_13-56-44.m4a</text:p>
          </table:table-cell>
          <table:table-cell table:style-name="ce6" office:value-type="string">
            <text:p>:VOICE-MEMO / @自室 / 記録 / guitar,gt / g-2018-0708-2 / phrase,var-1,t.115,R=2</text:p>
          </table:table-cell>
          <table:table-cell table:style-name="ce20"/>
          <table:table-cell table:style-name="ce3"/>
          <table:table-cell table:style-name="ce3"/>
          <table:table-cell table:style-name="ce29" table:formula="of:=IF([.E14]=&quot;&quot;;[.C14];CONCATENATE([.C14];&quot; / &quot;;[.E14]))" office:value-type="string" office:string-value=":VOICE-MEMO / @自室 / 記録 / guitar,gt / g-2018-0708-2 / phrase,var-1,t.115,R=2">
            <text:p>:VOICE-MEMO / @自室 / 記録 / guitar,gt / g-2018-0708-2 / phrase,var-1,t.115,R=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07-08_14-14-00.m4a</text:p>
          </table:table-cell>
          <table:table-cell table:style-name="ce6" office:value-type="string">
            <text:p>:VOICE-MEMO / @自室 / 記録 / guitar,gt / g-2018-0708-3 / g.h.,genre=blues-like,R=3</text:p>
          </table:table-cell>
          <table:table-cell table:style-name="ce14"/>
          <table:table-cell table:style-name="ce3"/>
          <table:table-cell table:style-name="ce3"/>
          <table:table-cell table:style-name="ce29" table:formula="of:=IF([.E15]=&quot;&quot;;[.C15];CONCATENATE([.C15];&quot; / &quot;;[.E15]))" office:value-type="string" office:string-value=":VOICE-MEMO / @自室 / 記録 / guitar,gt / g-2018-0708-3 / g.h.,genre=blues-like,R=3">
            <text:p>:VOICE-MEMO / @自室 / 記録 / guitar,gt / g-2018-0708-3 / g.h.,genre=blues-like,R=3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07-08_18-40-31.m4a</text:p>
          </table:table-cell>
          <table:table-cell table:style-name="ce6" office:value-type="string">
            <text:p>:VOICE-MEMO / @自室 / 記録 / guitar,gt / g-2018-0708-(2)-1 / phrase,R=1</text:p>
          </table:table-cell>
          <table:table-cell table:style-name="ce15"/>
          <table:table-cell table:style-name="ce3"/>
          <table:table-cell table:style-name="ce3"/>
          <table:table-cell table:style-name="ce29" table:formula="of:=IF([.E16]=&quot;&quot;;[.C16];CONCATENATE([.C16];&quot; / &quot;;[.E16]))" office:value-type="string" office:string-value=":VOICE-MEMO / @自室 / 記録 / guitar,gt / g-2018-0708-(2)-1 / phrase,R=1">
            <text:p>:VOICE-MEMO / @自室 / 記録 / guitar,gt / g-2018-0708-(2)-1 / phrase,R=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07-08_18-47-00.m4a</text:p>
          </table:table-cell>
          <table:table-cell table:style-name="ce6" office:value-type="string">
            <text:p>:VOICE-MEMO / @自室 / 記録 / guitar,gt / g-2018-0708-(2)-2 / play.prev-5,R=2</text:p>
          </table:table-cell>
          <table:table-cell table:style-name="ce16"/>
          <table:table-cell table:style-name="ce3"/>
          <table:table-cell table:style-name="ce3"/>
          <table:table-cell table:style-name="ce29" table:formula="of:=IF([.E17]=&quot;&quot;;[.C17];CONCATENATE([.C17];&quot; / &quot;;[.E17]))" office:value-type="string" office:string-value=":VOICE-MEMO / @自室 / 記録 / guitar,gt / g-2018-0708-(2)-2 / play.prev-5,R=2">
            <text:p>:VOICE-MEMO / @自室 / 記録 / guitar,gt / g-2018-0708-(2)-2 / play.prev-5,R=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8-07-09_18-41-49.m4a</text:p>
          </table:table-cell>
          <table:table-cell table:style-name="ce6" office:value-type="string">
            <text:p>:VOICE-MEMO / @自室 / 記録 / guitar,gt / g-2018-0709-1 / prev-1,R=1</text:p>
          </table:table-cell>
          <table:table-cell table:style-name="ce13"/>
          <table:table-cell table:style-name="ce3"/>
          <table:table-cell table:style-name="ce3"/>
          <table:table-cell table:style-name="ce29" table:formula="of:=IF([.E18]=&quot;&quot;;[.C18];CONCATENATE([.C18];&quot; / &quot;;[.E18]))" office:value-type="string" office:string-value=":VOICE-MEMO / @自室 / 記録 / guitar,gt / g-2018-0709-1 / prev-1,R=1">
            <text:p>:VOICE-MEMO / @自室 / 記録 / guitar,gt / g-2018-0709-1 / prev-1,R=1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8-07-09_18-44-44.m4a</text:p>
          </table:table-cell>
          <table:table-cell table:style-name="ce6" office:value-type="string">
            <text:p>:VOICE-MEMO / @自室 / 記録 / guitar,gt / g-2018-0709-2 / prev-?,g.s.,R=2</text:p>
          </table:table-cell>
          <table:table-cell table:style-name="ce3"/>
          <table:table-cell table:style-name="ce3"/>
          <table:table-cell table:style-name="ce3"/>
          <table:table-cell table:style-name="ce29" table:formula="of:=IF([.E19]=&quot;&quot;;[.C19];CONCATENATE([.C19];&quot; / &quot;;[.E19]))" office:value-type="string" office:string-value=":VOICE-MEMO / @自室 / 記録 / guitar,gt / g-2018-0709-2 / prev-?,g.s.,R=2">
            <text:p>:VOICE-MEMO / @自室 / 記録 / guitar,gt / g-2018-0709-2 / prev-?,g.s.,R=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8-07-10_18-05-40.m4a</text:p>
          </table:table-cell>
          <table:table-cell table:style-name="ce6" office:value-type="string">
            <text:p>:VOICE-MEMO / @自室 / 記録 / guitar,gt / g-2018-0710-1 / free,R=1</text:p>
          </table:table-cell>
          <table:table-cell table:style-name="ce3"/>
          <table:table-cell table:style-name="ce3"/>
          <table:table-cell table:style-name="ce3"/>
          <table:table-cell table:style-name="ce29" table:formula="of:=IF([.E20]=&quot;&quot;;[.C20];CONCATENATE([.C20];&quot; / &quot;;[.E20]))" office:value-type="string" office:string-value=":VOICE-MEMO / @自室 / 記録 / guitar,gt / g-2018-0710-1 / free,R=1">
            <text:p>:VOICE-MEMO / @自室 / 記録 / guitar,gt / g-2018-0710-1 / free,R=1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8-07-10_18-08-53.m4a</text:p>
          </table:table-cell>
          <table:table-cell table:style-name="ce6" office:value-type="string">
            <text:p>:VOICE-MEMO / @自室 / 記録 / guitar,gt / g-2018-0710-2 / free,v-1,R=2</text:p>
          </table:table-cell>
          <table:table-cell table:style-name="ce20"/>
          <table:table-cell table:style-name="ce3"/>
          <table:table-cell table:style-name="ce3"/>
          <table:table-cell table:style-name="ce29" table:formula="of:=IF([.E21]=&quot;&quot;;[.C21];CONCATENATE([.C21];&quot; / &quot;;[.E21]))" office:value-type="string" office:string-value=":VOICE-MEMO / @自室 / 記録 / guitar,gt / g-2018-0710-2 / free,v-1,R=2">
            <text:p>:VOICE-MEMO / @自室 / 記録 / guitar,gt / g-2018-0710-2 / free,v-1,R=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8-07-10_18-53-16.m4a</text:p>
          </table:table-cell>
          <table:table-cell table:style-name="ce6" office:value-type="string">
            <text:p>:VOICE-MEMO / @自室 / 記録 / guitar,gt / g-2018-0710-3 / res.code.構成音,R=3</text:p>
          </table:table-cell>
          <table:table-cell table:style-name="ce20"/>
          <table:table-cell table:style-name="ce3"/>
          <table:table-cell table:style-name="ce3"/>
          <table:table-cell table:style-name="ce29" table:formula="of:=IF([.E22]=&quot;&quot;;[.C22];CONCATENATE([.C22];&quot; / &quot;;[.E22]))" office:value-type="string" office:string-value=":VOICE-MEMO / @自室 / 記録 / guitar,gt / g-2018-0710-3 / res.code.構成音,R=3">
            <text:p>:VOICE-MEMO / @自室 / 記録 / guitar,gt / g-2018-0710-3 / res.code.構成音,R=3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1-20_00-02-38_000.m4a</text:p>
          </table:table-cell>
          <table:table-cell table:style-name="ce6" office:value-type="string">
            <text:p>:VOICE-MEMO / @自宅 / diary / 初めて / 寝酒、ウイスキーの紅茶割り、紅茶だけを温めた</text:p>
          </table:table-cell>
          <table:table-cell table:style-name="ce13"/>
          <table:table-cell table:style-name="ce3"/>
          <table:table-cell table:style-name="ce3"/>
          <table:table-cell table:style-name="ce29" table:formula="of:=IF([.E23]=&quot;&quot;;[.C23];CONCATENATE([.C23];&quot; / &quot;;[.E23]))" office:value-type="string" office:string-value=":VOICE-MEMO / @自宅 / diary / 初めて / 寝酒、ウイスキーの紅茶割り、紅茶だけを温めた">
            <text:p>:VOICE-MEMO / @自宅 / diary / 初めて / 寝酒、ウイスキーの紅茶割り、紅茶だけを温めた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1-20_00-03-35_000.m4a</text:p>
          </table:table-cell>
          <table:table-cell table:style-name="ce6" office:value-type="string">
            <text:p>:VOICE-MEMO / @自宅 / diary / 初めて / アイホン、ガラス製のカバー、取り替えた</text:p>
          </table:table-cell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string" office:string-value=":VOICE-MEMO / @自宅 / diary / 初めて / アイホン、ガラス製のカバー、取り替えた">
            <text:p>:VOICE-MEMO / @自宅 / diary / 初めて / アイホン、ガラス製のカバー、取り替えた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1-20_19-23-48_000.m4a</text:p>
          </table:table-cell>
          <table:table-cell table:style-name="ce6" office:value-type="string">
            <text:p>:VOICE-MEMO / @自室 / 知りたい / 複素場と実数場；１つの点に別の場が同時刻に存在している；アストロ界</text:p>
          </table:table-cell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string" office:string-value=":VOICE-MEMO / @自室 / 知りたい / 複素場と実数場；１つの点に別の場が同時刻に存在している；アストロ界">
            <text:p>:VOICE-MEMO / @自室 / 知りたい / 複素場と実数場；１つの点に別の場が同時刻に存在している；アストロ界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1-21_18-03-27_000.mov</text:p>
          </table:table-cell>
          <table:table-cell table:style-name="ce6" office:value-type="string">
            <text:p>:VIDEO / @自宅 / メモ / guitar,gt / 演奏、play / g-2020-0121-1 / f-102,patt,patt-3(1).n,score+,ch.A;D,t.55,R=1</text:p>
          </table:table-cell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string" office:string-value=":VIDEO / @自宅 / メモ / guitar,gt / 演奏、play / g-2020-0121-1 / f-102,patt,patt-3(1).n,score+,ch.A;D,t.55,R=1">
            <text:p>:VIDEO / @自宅 / メモ / guitar,gt / 演奏、play / g-2020-0121-1 / f-102,patt,patt-3(1).n,score+,ch.A;D,t.55,R=1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1-21_18-11-16_000.mov</text:p>
          </table:table-cell>
          <table:table-cell table:style-name="ce6" office:value-type="string">
            <text:p>:VIDEO / @自宅 / メモ / guitar,gt / 演奏、play / g-2020-0121-2 / f-102,patt,patt-3(1).n,score+,ch.A;D,t.55,R=2</text:p>
          </table:table-cell>
          <table:table-cell table:style-name="ce28"/>
          <table:table-cell table:style-name="ce3"/>
          <table:table-cell table:style-name="ce3"/>
          <table:table-cell table:style-name="ce29" table:formula="of:=IF([.E27]=&quot;&quot;;[.C27];CONCATENATE([.C27];&quot; / &quot;;[.E27]))" office:value-type="string" office:string-value=":VIDEO / @自宅 / メモ / guitar,gt / 演奏、play / g-2020-0121-2 / f-102,patt,patt-3(1).n,score+,ch.A;D,t.55,R=2">
            <text:p>:VIDEO / @自宅 / メモ / guitar,gt / 演奏、play / g-2020-0121-2 / f-102,patt,patt-3(1).n,score+,ch.A;D,t.55,R=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1-21_18-26-02_000.mov</text:p>
          </table:table-cell>
          <table:table-cell table:style-name="ce6" office:value-type="string">
            <text:p>:VIDEO / @自宅 / メモ / guitar,gt / 演奏、play / g-2020-0121-3 / et-6,patt,patt-29(1)-1.n,t.75,score~,t.85,(本当は、R=3),R=2</text:p>
          </table:table-cell>
          <table:table-cell table:style-name="ce20"/>
          <table:table-cell table:style-name="ce3"/>
          <table:table-cell table:style-name="ce3"/>
          <table:table-cell table:style-name="ce29" table:formula="of:=IF([.E28]=&quot;&quot;;[.C28];CONCATENATE([.C28];&quot; / &quot;;[.E28]))" office:value-type="string" office:string-value=":VIDEO / @自宅 / メモ / guitar,gt / 演奏、play / g-2020-0121-3 / et-6,patt,patt-29(1)-1.n,t.75,score~,t.85,(本当は、R=3),R=2">
            <text:p>:VIDEO / @自宅 / メモ / guitar,gt / 演奏、play / g-2020-0121-3 / et-6,patt,patt-29(1)-1.n,t.75,score~,t.85,(本当は、R=3),R=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1-21_18-32-26_000.mov</text:p>
          </table:table-cell>
          <table:table-cell table:style-name="ce6" office:value-type="string">
            <text:p>:VIDEO / @自宅 / メモ / guitar,gt / 演奏、play / g-2020-0121-4 / et-6,r,patt-30(1),t.90,score+,(本当は、R=4),R=3</text:p>
          </table:table-cell>
          <table:table-cell table:style-name="ce20"/>
          <table:table-cell table:style-name="ce3"/>
          <table:table-cell table:style-name="ce3"/>
          <table:table-cell table:style-name="ce29" table:formula="of:=IF([.E29]=&quot;&quot;;[.C29];CONCATENATE([.C29];&quot; / &quot;;[.E29]))" office:value-type="string" office:string-value=":VIDEO / @自宅 / メモ / guitar,gt / 演奏、play / g-2020-0121-4 / et-6,r,patt-30(1),t.90,score+,(本当は、R=4),R=3">
            <text:p>:VIDEO / @自宅 / メモ / guitar,gt / 演奏、play / g-2020-0121-4 / et-6,r,patt-30(1),t.90,score+,(本当は、R=4),R=3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4"/>
          <table:table-cell table:style-name="ce3"/>
          <table:table-cell table:style-name="ce3"/>
          <table:table-cell table:style-name="ce29" table:formula="of:=IF([.E30]=&quot;&quot;;[.C30];CONCATENATE([.C30];&quot; / &quot;;[.E3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29" table:formula="of:=IF([.E31]=&quot;&quot;;[.C31];CONCATENATE([.C31];&quot; / &quot;;[.E3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0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1"/>
          <table:table-cell table:number-columns-repeated="3"/>
          <table:table-cell table:style-name="ce2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24">
            <text:p>24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29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:m XXX</text:p>
          </table:table-cell>
          <table:table-cell table:style-name="ce2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29];[.B296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29];[.B296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:PHOTO 起きた時刻 / 2019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127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 table:number-rows-repeated="2654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60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2">2020/01/22</text:date>, <text:time>12:47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1-22T12:47:07.20</dc:date>
    <dc:creator>iwabuchi ken</dc:creator>
    <meta:editing-duration>P16DT12H57M49S</meta:editing-duration>
    <meta:editing-cycles>6557</meta:editing-cycles>
    <meta:document-statistic meta:table-count="1" meta:cell-count="771" meta:object-count="0"/>
  </office:meta>
</office:document-meta>
</file>